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office:value-type="string" calcext:value-type="string">
            <text:p>Gimmie Back My Bullets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-25454" calcext:value-type="float">
            <text:p>-2545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9598" calcext:value-type="float">
            <text:p>29598</text:p>
          </table:table-cell>
          <table:table-cell office:value-type="float" office:value="25" calcext:value-type="float">
            <text:p>25</text:p>
          </table:table-cell>
          <table:table-cell table:formula="of:=[.I104]-[.I103]" office:value-type="float" office:value="5" calcext:value-type="float">
            <text:p>5</text:p>
          </table:table-cell>
          <table:table-cell office:value-type="string" calcext:value-type="string">
            <text:p>The Prison Of Mirrors by Xasth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-14928" calcext:value-type="float">
            <text:p>-14928</text:p>
          </table:table-cell>
          <table:table-cell/>
          <table:table-cell table:formula="of:=[.H104]+[.G105]" office:value-type="float" office:value="29598" calcext:value-type="float">
            <text:p>29598</text:p>
          </table:table-cell>
          <table:table-cell/>
          <table:table-cell table:formula="of:=[.I105]-[.I104]" office:value-type="float" office:value="-25" calcext:value-type="float">
            <text:p>-25</text:p>
          </table:table-cell>
          <table:table-cell office:value-type="string" calcext:value-type="string">
            <text:p>Haunter Of The Dark by Coug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9598" calcext:value-type="float">
            <text:p>29598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9598" calcext:value-type="float">
            <text:p>29598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9598" calcext:value-type="float">
            <text:p>29598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9598" calcext:value-type="float">
            <text:p>29598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8T18:13:42.905669954</dc:date>
    <meta:editing-cycles>125</meta:editing-cycles>
    <meta:editing-duration>P26DT8H39M23S</meta:editing-duration>
    <meta:generator>LibreOffice/6.0.3.2$Linux_X86_64 LibreOffice_project/00m0$Build-2</meta:generator>
    <meta:document-statistic meta:table-count="1" meta:cell-count="1043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5454">
                <text:p>-25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928">
                <text:p>-14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598">
                <text:p>295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